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3" style:family="graphic" style:parent-style-name="Arrow_20_Line">
      <style:graphic-properties draw:textarea-vertical-align="middle"/>
    </style:style>
    <style:style style:name="gr4" style:family="graphic" style:parent-style-name="Smaller_20_Text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6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10.5pt"/>
    </style:style>
    <style:style style:name="T1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6cm" svg:height="0.577cm" svg:x="3.1cm" svg:y="3.601cm">
          <draw:text-box>
            <text:p text:style-name="P1">string</text:p>
          </draw:text-box>
        </draw:frame>
        <draw:frame draw:style-name="gr2" draw:text-style-name="P1" draw:layer="layout" svg:width="2.799cm" svg:height="0.799cm" svg:x="9.301cm" svg:y="3.601cm">
          <draw:text-box>
            <text:p text:style-name="P1">byte string</text:p>
          </draw:text-box>
        </draw:frame>
        <draw:line draw:style-name="gr3" draw:text-style-name="P2" draw:layer="layout" svg:x1="4.5cm" svg:y1="3.8cm" svg:x2="9.038cm" svg:y2="3.8cm">
          <text:p/>
        </draw:line>
        <draw:line draw:style-name="gr3" draw:text-style-name="P2" draw:layer="layout" svg:x1="9.026cm" svg:y1="4.2cm" svg:x2="4.488cm" svg:y2="4.2cm">
          <text:p/>
        </draw:line>
        <draw:frame draw:style-name="gr4" draw:text-style-name="P3" draw:layer="layout" svg:width="1.619cm" svg:height="0.501cm" svg:x="5.801cm" svg:y="3.102cm">
          <draw:text-box>
            <text:p text:style-name="P3">encoding</text:p>
          </draw:text-box>
        </draw:frame>
        <draw:frame draw:style-name="gr4" draw:text-style-name="P3" draw:layer="layout" svg:width="1.619cm" svg:height="0.501cm" svg:x="5.802cm" svg:y="4.303cm">
          <draw:text-box>
            <text:p text:style-name="P3">decoding</text:p>
          </draw:text-box>
        </draw:frame>
        <draw:line draw:style-name="gr3" draw:text-style-name="P2" draw:layer="layout" svg:x1="3.7cm" svg:y1="4.4cm" svg:x2="3.7cm" svg:y2="6.4cm">
          <text:p/>
        </draw:line>
        <draw:frame draw:style-name="gr4" draw:text-style-name="P3" draw:layer="layout" svg:width="1.471cm" svg:height="0.501cm" svg:x="3.961cm" svg:y="5.175cm">
          <draw:text-box>
            <text:p text:style-name="P3">contains</text:p>
          </draw:text-box>
        </draw:frame>
        <draw:frame draw:style-name="gr5" draw:text-style-name="P1" draw:layer="layout" svg:width="2.199cm" svg:height="0.698cm" svg:x="2.701cm" svg:y="6.495cm">
          <draw:text-box>
            <text:p text:style-name="P1">cha<text:span text:style-name="T1">rac</text:span><text:span text:style-name="T1">ters</text:span></text:p>
          </draw:text-box>
        </draw:frame>
        <draw:line draw:style-name="gr3" draw:text-style-name="P2" draw:layer="layout" svg:x1="10.301cm" svg:y1="4.393cm" svg:x2="10.301cm" svg:y2="6.393cm">
          <text:p/>
        </draw:line>
        <draw:frame draw:style-name="gr4" draw:text-style-name="P3" draw:layer="layout" svg:width="1.471cm" svg:height="0.501cm" svg:x="10.562cm" svg:y="5.168cm">
          <draw:text-box>
            <text:p text:style-name="P3">contains</text:p>
          </draw:text-box>
        </draw:frame>
        <draw:frame draw:style-name="gr6" draw:text-style-name="P1" draw:layer="layout" svg:width="1.198cm" svg:height="0.67cm" svg:x="9.802cm" svg:y="6.495cm">
          <draw:text-box>
            <text:p text:style-name="P1">by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7-24T21:21:05.435590139</dc:date>
    <meta:editing-duration>P2DT2H53M7S</meta:editing-duration>
    <meta:editing-cycles>11</meta:editing-cycles>
    <meta:generator>LibreOffice/7.2.7.2$Linux_X86_64 LibreOffice_project/20$Build-2</meta:generator>
    <meta:document-statistic meta:object-count="12"/>
  </office:meta>
</office:document-meta>
</file>